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9.7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8cm" fo:min-width="10.31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66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marker-start="Circle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9900ff" draw:fill="none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marker-end="Arrow" draw:fill="none" draw:textarea-vertical-align="middle"/>
    </style:style>
    <style:style style:name="gr12" style:family="graphic" style:parent-style-name="standard">
      <style:graphic-properties svg:stroke-color="#808080"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1.11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999999" fo:font-size="18p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9999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79cm" svg:height="1.348cm" svg:x="19.146cm" svg:y="1.889cm">
          <draw:text-box>
            <text:p text:style-name="P1"><text:span text:style-name="T1">Code is Divided into 3 major sections</text:span></text:p>
          </draw:text-box>
        </draw:frame>
        <draw:g>
          <draw:custom-shape draw:style-name="gr2" draw:text-style-name="P2" draw:layer="layout" svg:width="14.859cm" svg:height="33.782cm" svg:x="20.05cm" svg:y="4.175cm">
            <text:p/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13.589cm" svg:height="1.651cm" svg:x="20.558cm" svg:y="4.556cm">
            <text:p text:style-name="P3"><text:span text:style-name="T2">Sensor Processing</text:span></text:p>
          </draw:rect>
          <draw:frame draw:style-name="gr1" draw:layer="layout" svg:width="9.587cm" svg:height="3.099cm" svg:x="22.209cm" svg:y="7.096cm">
            <draw:text-box>
              <text:p>PubSub.py, InternalPublisher.py,</text:p>
              <text:p>and MicroServerComs.py</text:p>
              <text:p>Controlling communication</text:p>
              <text:p>Between microservers:</text:p>
            </draw:text-box>
          </draw:frame>
          <draw:frame draw:style-name="gr1" draw:layer="layout" svg:width="12.368cm" svg:height="13.859cm" svg:x="21.193cm" svg:y="10.755cm">
            <draw:text-box>
              <text:p><text:span text:style-name="T3">Modules which process raw inputs and</text:span></text:p>
              <text:p><text:span text:style-name="T3">Create estimates for cross checking</text:span></text:p>
              <text:p><text:span text:style-name="T3">other sensors, giving guidance and</text:span></text:p>
              <text:p><text:span text:style-name="T3">Information on sensor integrity.</text:span></text:p>
              <text:p/>
              <text:p>PitchEstimate.py</text:p>
              <text:p>GroundRoll.py</text:p>
              <text:p>HeadingComputed.py</text:p>
              <text:p>TurnRateComputed.py</text:p>
              <text:p>RollEstimate.py</text:p>
              <text:p>RollRateEstimate.py</text:p>
              <text:p>HeadingTASEstimate.py</text:p>
              <text:p>AirspeedComputed.py</text:p>
              <text:p>AltitudeComputed.py</text:p>
              <text:p>PressureFactors.py</text:p>
              <text:p>AirspeedEstimate.py</text:p>
              <text:p>ClimbRateEstimate.py</text:p>
              <text:p>WindEstimate.py</text:p>
              <text:p>TrackRate.py</text:p>
            </draw:text-box>
          </draw:frame>
          <draw:frame draw:style-name="gr1" draw:layer="layout" svg:width="12.034cm" svg:height="9.527cm" svg:x="21.32cm" svg:y="25.257cm">
            <draw:text-box>
              <text:p><text:span text:style-name="T3">Modules which output final estimates:</text:span></text:p>
              <text:p/>
              <text:p>Pitch.py</text:p>
              <text:p>Roll.py</text:p>
              <text:p>Yaw.py</text:p>
              <text:p>Airspeed.py</text:p>
              <text:p>Heading.py</text:p>
              <text:p>RollRate.py</text:p>
              <text:p>PitchRate.py</text:p>
              <text:p>Altitude.py</text:p>
              <text:p>Climbrate.py</text:p>
              <text:p>GroundVectory.py</text:p>
              <text:p>TurnRate.py</text:p>
            </draw:text-box>
          </draw:frame>
          <draw:frame draw:style-name="gr1" draw:layer="layout" svg:width="9.849cm" svg:height="1.695cm" svg:x="21.193cm" svg:y="36.02cm">
            <draw:text-box>
              <text:p><text:span text:style-name="T3">Postgresql black box recorder:</text:span></text:p>
              <text:p>EventDB.py</text:p>
            </draw:text-box>
          </draw:frame>
        </draw:g>
        <draw:g>
          <draw:custom-shape draw:style-name="gr2" draw:text-style-name="P2" draw:layer="layout" svg:width="14.859cm" svg:height="15.621cm" svg:x="3.159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" draw:text-style-name="P3" draw:layer="layout" svg:width="13.589cm" svg:height="1.651cm" svg:x="3.667cm" svg:y="4.429cm">
            <text:p text:style-name="P3"><text:span text:style-name="T2">Raw Sensors / Control</text:span></text:p>
          </draw:rect>
          <draw:frame draw:style-name="gr4" draw:layer="layout" svg:width="10.294cm" svg:height="1.715cm" svg:x="4.302cm" svg:y="10.628cm">
            <draw:text-box>
              <text:p><text:span text:style-name="T3">Arduino Sketch to read sensors:</text:span></text:p>
              <text:p><text:span text:style-name="T3">ArduinoSensors/*</text:span></text:p>
            </draw:text-box>
          </draw:frame>
          <draw:frame draw:style-name="gr5" draw:layer="layout" svg:width="10.814cm" svg:height="5.375cm" svg:x="3.921cm" svg:y="13.319cm">
            <draw:text-box>
              <text:p><text:span text:style-name="T3">Module which communicates with</text:span></text:p>
              <text:p><text:span text:style-name="T3">The Arduino board to publish raw</text:span></text:p>
              <text:p><text:span text:style-name="T3">Sensor data through PubSub.py:</text:span></text:p>
              <text:p><text:span text:style-name="T3"/></text:p>
              <text:p><text:span text:style-name="T3">ArduinoCmdMessenger.py</text:span></text:p>
              <text:p><text:span text:style-name="T3">SenseControlRemote.py</text:span></text:p>
              <text:p><text:span text:style-name="T3">NMEAParser.py</text:span></text:p>
            </draw:text-box>
          </draw:frame>
          <draw:custom-shape draw:style-name="gr2" draw:text-style-name="P2" draw:layer="layout" svg:width="14.859cm" svg:height="15.621cm" svg:x="3.159cm" svg:y="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4.859cm" svg:height="33.782cm" svg:x="36.895cm" svg:y="4.202cm">
            <text:p/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13.589cm" svg:height="1.651cm" svg:x="37.403cm" svg:y="4.583cm">
            <text:p text:style-name="P3"><text:span text:style-name="T2">Auto Pilot</text:span></text:p>
          </draw:rect>
          <draw:frame draw:style-name="gr1" draw:layer="layout" svg:width="9.587cm" svg:height="3.099cm" svg:x="39.054cm" svg:y="7.123cm">
            <draw:text-box>
              <text:p>PubSub.py, InternalPublisher.py,</text:p>
              <text:p>and MicroServerComs.py</text:p>
              <text:p>Controlling communication</text:p>
              <text:p>Between microservers:</text:p>
            </draw:text-box>
          </draw:frame>
          <draw:frame draw:style-name="gr1" draw:layer="layout" svg:width="8.101cm" svg:height="10.971cm" svg:x="38.038cm" svg:y="10.782cm">
            <draw:text-box>
              <text:p><text:span text:style-name="T3">Primary Modules:</text:span></text:p>
              <text:p><text:span text:style-name="T3"/></text:p>
              <text:p>Fly.py</text:p>
              <text:p>Airplane.py</text:p>
              <text:p>FlightControl.py</text:p>
              <text:p>TakeoffControl.py</text:p>
              <text:p>LandingControl.py</text:p>
              <text:p>AttitudeControl.py</text:p>
              <text:p>GroundControl.py</text:p>
              <text:p/>
              <text:p>TakeoffControlVTOL.py</text:p>
              <text:p>LandingControlVTOL.py</text:p>
              <text:p>AttitudeControlVTOL.py</text:p>
              <text:p>AttitudeVTOLEstimation.py</text:p>
              <text:p/>
            </draw:text-box>
          </draw:frame>
          <draw:frame draw:style-name="gr1" draw:layer="layout" svg:width="13.841cm" svg:height="4.543cm" svg:x="37.465cm" svg:y="25.284cm">
            <draw:text-box>
              <text:p><text:span text:style-name="T3">Interface Modules:</text:span></text:p>
              <text:p/>
              <text:p>SurfaceControl.py</text:p>
              <text:p>ThrotteControl.py</text:p>
              <text:p>SolenoidControl.py</text:p>
              <text:p>Xplane.py – For using Xplane as a test platform</text:p>
            </draw:text-box>
          </draw:frame>
          <draw:frame draw:style-name="gr1" draw:layer="layout" svg:width="9.849cm" svg:height="1.695cm" svg:x="38.038cm" svg:y="36.047cm">
            <draw:text-box>
              <text:p><text:span text:style-name="T3">Postgresql black box recorder:</text:span></text:p>
              <text:p>EventDB.py</text:p>
            </draw:text-box>
          </draw:frame>
        </draw:g>
        <draw:g>
          <draw:custom-shape draw:style-name="gr2" draw:text-style-name="P2" draw:layer="layout" svg:width="14.859cm" svg:height="15.621cm" svg:x="3.032cm" svg:y="21.0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" draw:text-style-name="P3" draw:layer="layout" svg:width="13.589cm" svg:height="1.651cm" svg:x="3.54cm" svg:y="21.447cm">
            <text:p text:style-name="P3"><text:span text:style-name="T2">Other Misc Modules</text:span></text:p>
          </draw:rect>
          <draw:frame draw:style-name="gr4" draw:layer="layout" svg:width="10.294cm" svg:height="3.911cm" svg:x="4.175cm" svg:y="24.304cm">
            <draw:text-box>
              <text:p><text:span text:style-name="T3">Display.py Uses Xplane for EFIS display (not working well right now because Xplane does not update instruments such as airspeed)</text:span></text:p>
            </draw:text-box>
          </draw:frame>
          <draw:frame draw:style-name="gr5" draw:layer="layout" svg:width="10.814cm" svg:height="3.778cm" svg:x="3.794cm" svg:y="28.937cm">
            <draw:text-box>
              <text:p><text:span text:style-name="T3">Common/util.py: Misc common helper functions</text:span></text:p>
              <text:p><text:span text:style-name="T3">Common/FileConfig.py config file reader</text:span></text:p>
            </draw:text-box>
          </draw:frame>
          <draw:custom-shape draw:style-name="gr2" draw:text-style-name="P2" draw:layer="layout" svg:width="14.859cm" svg:height="15.621cm" svg:x="3.032cm" svg:y="21.0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3" draw:text-style-name="P4" xml:id="id3" draw:id="id3" draw:layer="layout" svg:width="4.064cm" svg:height="1.778cm" svg:x="2.016cm" svg:y="6.743cm">
          <text:p text:style-name="P4">Rotation</text:p>
          <text:p text:style-name="P4">Sensors</text:p>
        </draw:ellipse>
        <draw:ellipse draw:style-name="gr3" draw:text-style-name="P4" xml:id="id6" draw:id="id6" draw:layer="layout" svg:width="4.064cm" svg:height="1.778cm" svg:x="1.762cm" svg:y="12.448cm">
          <text:p text:style-name="P4">Accel</text:p>
          <text:p text:style-name="P4">Sensors</text:p>
        </draw:ellipse>
        <draw:ellipse draw:style-name="gr3" draw:text-style-name="P4" draw:layer="layout" svg:width="4.064cm" svg:height="1.778cm" svg:x="1.762cm" svg:y="17.68cm">
          <text:p text:style-name="P4">Magnetic</text:p>
          <text:p text:style-name="P4">Sensors</text:p>
        </draw:ellipse>
        <draw:ellipse draw:style-name="gr3" draw:text-style-name="P4" draw:layer="layout" svg:width="4.064cm" svg:height="4.098cm" svg:x="1.889cm" svg:y="25.892cm">
          <text:p text:style-name="P4">Air Pres.</text:p>
          <text:p text:style-name="P4">Sensors</text:p>
          <text:p text:style-name="P4">(Pitot +</text:p>
          <text:p text:style-name="P4">Static)</text:p>
        </draw:ellipse>
        <draw:ellipse draw:style-name="gr3" draw:text-style-name="P4" xml:id="id23" draw:id="id23" draw:layer="layout" svg:width="4.064cm" svg:height="1.778cm" svg:x="1.762cm" svg:y="32.544cm">
          <text:p text:style-name="P4">GPS Feed</text:p>
        </draw:ellipse>
        <draw:custom-shape draw:style-name="gr6" draw:text-style-name="P4" xml:id="id4" draw:id="id4" draw:layer="layout" svg:width="3.683cm" svg:height="1.524cm" svg:x="28.432cm" svg:y="8.902cm">
          <text:p text:style-name="P4">Ro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4.699cm" svg:height="2.243cm" svg:x="6.715cm" svg:y="17.256cm">
          <text:p text:style-name="P4">Heading</text:p>
          <text:p text:style-name="P4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5.826cm" svg:y1="18.696cm" svg:x2="6.842cm" svg:y2="18.145cm">
          <text:p/>
        </draw:line>
        <draw:custom-shape draw:style-name="gr6" draw:text-style-name="P4" xml:id="id20" draw:id="id20" draw:layer="layout" svg:width="4.191cm" svg:height="1.524cm" svg:x="7.477cm" svg:y="32.895cm">
          <text:p text:style-name="P4">Track R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ellipse draw:style-name="gr3" draw:text-style-name="P4" xml:id="id40" draw:id="id40" draw:layer="layout" svg:width="4.064cm" svg:height="1.778cm" svg:x="1.889cm" svg:y="30.312cm">
          <text:p text:style-name="P4">Temp</text:p>
          <text:p text:style-name="P4">Sensors</text:p>
        </draw:ellipse>
        <draw:custom-shape draw:style-name="gr7" draw:text-style-name="P4" xml:id="id17" draw:id="id17" draw:layer="layout" svg:width="3.81cm" svg:height="1.778cm" svg:x="13.192cm" svg:y="28.432cm">
          <text:p text:style-name="P4">Altitude</text:p>
          <text:p text:style-name="P4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5.826cm" svg:y1="28.432cm" svg:x2="7.858cm" svg:y2="29.448cm">
          <text:p/>
        </draw:line>
        <draw:custom-shape draw:style-name="gr6" draw:text-style-name="P4" xml:id="id1" draw:id="id1" draw:layer="layout" svg:width="3.683cm" svg:height="2.286cm" svg:x="7.223cm" svg:y="11.823cm">
          <text:p text:style-name="P4">Pitch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4" xml:id="id5" draw:id="id5" draw:layer="layout" svg:width="3.302cm" svg:height="1.778cm" svg:x="6.461cm" svg:y="14.363cm">
          <text:p text:style-name="P4">Ground</text:p>
          <text:p text:style-name="P4">Roll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4" xml:id="id8" draw:id="id8" draw:layer="layout" svg:width="3.81cm" svg:height="2.032cm" svg:x="16.24cm" svg:y="17.2cm">
          <text:p text:style-name="P4">Roll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5.699cm" svg:y1="12.956cm" svg:x2="7.35cm" svg:y2="12.839cm">
          <text:p/>
        </draw:line>
        <draw:line draw:style-name="gr8" draw:text-style-name="P2" draw:layer="layout" svg:x1="5.318cm" svg:y1="13.982cm" svg:x2="7.096cm" svg:y2="14.744cm">
          <text:p/>
        </draw:line>
        <draw:custom-shape draw:style-name="gr6" draw:text-style-name="P4" xml:id="id22" draw:id="id22" draw:layer="layout" svg:width="4.191cm" svg:height="1.524cm" svg:x="7.731cm" svg:y="34.804cm">
          <text:p text:style-name="P4">Climb Rate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5.699cm" svg:y1="33.648cm" svg:x2="7.604cm" svg:y2="33.658cm">
          <text:p/>
        </draw:line>
        <draw:custom-shape draw:style-name="gr9" draw:text-style-name="P4" xml:id="id9" draw:id="id9" draw:layer="layout" svg:width="2.921cm" svg:height="2.54cm" svg:x="12.303cm" svg:y="16.893cm">
          <text:p text:style-name="P4">Turn</text:p>
          <text:p text:style-name="P4">Rate</text:p>
          <text:p text:style-name="P4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11.287cm" svg:y1="18.272cm" svg:x2="12.557cm" svg:y2="18.544cm">
          <text:p/>
        </draw:line>
        <draw:custom-shape draw:style-name="gr6" draw:text-style-name="P4" xml:id="id11" draw:id="id11" draw:layer="layout" svg:width="3.943cm" svg:height="2.032cm" svg:x="20.939cm" svg:y="17.157cm">
          <text:p text:style-name="P4">Roll Rate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14.97cm" svg:y1="18.427cm" svg:x2="16.494cm" svg:y2="18.427cm">
          <text:p/>
        </draw:line>
        <draw:line draw:style-name="gr8" draw:text-style-name="P2" draw:layer="layout" svg:x1="19.669cm" svg:y1="18.554cm" svg:x2="21.32cm" svg:y2="18.554cm">
          <text:p/>
        </draw:line>
        <draw:custom-shape draw:style-name="gr6" draw:text-style-name="P4" xml:id="id21" draw:id="id21" draw:layer="layout" svg:width="4.191cm" svg:height="1.905cm" svg:x="12.557cm" svg:y="30.845cm">
          <text:p text:style-name="P4">Airspeed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5.572cm" svg:y1="33.912cm" svg:x2="8.112cm" svg:y2="35.182cm">
          <text:p/>
        </draw:line>
        <draw:custom-shape draw:style-name="gr7" draw:text-style-name="P4" xml:id="id15" draw:id="id15" draw:layer="layout" svg:width="4.191cm" svg:height="2.667cm" svg:x="6.334cm" svg:y="24.876cm">
          <text:p text:style-name="P4">Airspeed</text:p>
          <text:p text:style-name="P4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2" draw:layer="layout" svg:x1="5.826cm" svg:y1="27.289cm" svg:x2="6.842cm" svg:y2="26.781cm">
          <text:p/>
        </draw:line>
        <draw:custom-shape draw:style-name="gr6" draw:text-style-name="P4" xml:id="id7" draw:id="id7" draw:layer="layout" svg:width="3.683cm" svg:height="1.524cm" svg:x="28.432cm" svg:y="10.902cm">
          <text:p text:style-name="P4">Y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3.683cm" svg:height="1.524cm" svg:x="28.432cm" svg:y="6.802cm">
          <text:p text:style-name="P4">Pi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4" draw:id="id14" draw:layer="layout" svg:width="3.683cm" svg:height="1.524cm" svg:x="28.432cm" svg:y="19.12cm">
          <text:p text:style-name="P4">Hea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683cm" svg:height="1.524cm" svg:x="28.432cm" svg:y="21.52cm">
          <text:p text:style-name="P4">Turn 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6" draw:id="id16" draw:layer="layout" svg:width="3.683cm" svg:height="1.524cm" svg:x="28.432cm" svg:y="25.82cm">
          <text:p text:style-name="P4">Airsp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8" draw:id="id18" draw:layer="layout" svg:width="3.683cm" svg:height="1.524cm" svg:x="28.432cm" svg:y="27.92cm">
          <text:p text:style-name="P4">Climb 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3.683cm" svg:height="1.524cm" svg:x="28.432cm" svg:y="30.22cm">
          <text:p text:style-name="P4">Altitu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10.906cm" svg:y1="12.697cm" svg:x2="28.432cm" svg:y2="7.564cm" draw:start-shape="id1" draw:start-glue-point="9" draw:end-shape="id2" draw:end-glue-point="3" svg:d="M10906 12697h8762v-5133h8764">
          <text:p/>
        </draw:connector>
        <draw:connector draw:style-name="gr10" draw:text-style-name="P2" draw:layer="layout" svg:x1="6.08cm" svg:y1="7.632cm" svg:x2="28.432cm" svg:y2="7.564cm" draw:start-shape="id3" draw:start-glue-point="1" draw:end-shape="id2" draw:end-glue-point="3" svg:d="M6080 7632h11176v-68h11176">
          <text:p/>
        </draw:connector>
        <draw:connector draw:style-name="gr10" draw:text-style-name="P2" draw:layer="layout" svg:x1="4.048cm" svg:y1="8.521cm" svg:x2="28.432cm" svg:y2="9.664cm" draw:start-shape="id3" draw:start-glue-point="2" draw:end-shape="id4" draw:end-glue-point="3" svg:d="M4048 8521v1143h24384">
          <text:p/>
        </draw:connector>
        <draw:connector draw:style-name="gr10" draw:text-style-name="P2" draw:layer="layout" svg:x1="9.763cm" svg:y1="15.043cm" svg:x2="28.432cm" svg:y2="9.664cm" draw:start-shape="id5" draw:start-glue-point="9" draw:end-shape="id4" draw:end-glue-point="3" svg:d="M9763 15043h9335v-5379h9334">
          <text:p/>
        </draw:connector>
        <draw:connector draw:style-name="gr11" draw:text-style-name="P2" draw:layer="layout" svg:x1="3.794cm" svg:y1="12.448cm" svg:x2="28.432cm" svg:y2="11.664cm" draw:start-shape="id6" draw:start-glue-point="0" draw:end-shape="id7" draw:end-glue-point="3" svg:d="M3794 12448v-784h24638">
          <text:p/>
        </draw:connector>
        <draw:connector draw:style-name="gr10" draw:text-style-name="P2" draw:layer="layout" draw:line-skew="-3.81cm" svg:x1="20.05cm" svg:y1="17.977cm" svg:x2="28.432cm" svg:y2="9.664cm" draw:start-shape="id8" draw:start-glue-point="9" draw:end-shape="id4" draw:end-glue-point="3" svg:d="M20050 17977h381v-8313h8001">
          <text:p/>
        </draw:connector>
        <draw:connector draw:style-name="gr10" draw:text-style-name="P2" draw:layer="layout" svg:x1="14.652cm" svg:y1="19.433cm" svg:x2="28.432cm" svg:y2="22.282cm" draw:start-shape="id9" draw:start-glue-point="8" draw:end-shape="id10" draw:end-glue-point="3" svg:d="M14652 19433v2849h13780">
          <text:p/>
        </draw:connector>
        <draw:custom-shape draw:style-name="gr12" draw:text-style-name="P5" xml:id="id12" draw:id="id12" draw:layer="layout" svg:width="3.683cm" svg:height="1.524cm" svg:x="28.432cm" svg:y="13.102cm">
          <text:p text:style-name="P5"><text:span text:style-name="T4">Roll 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24.882cm" svg:y1="17.934cm" svg:x2="28.432cm" svg:y2="13.864cm" draw:start-shape="id11" draw:start-glue-point="9" draw:end-shape="id12" draw:end-glue-point="3" svg:d="M24882 17934h1775v-4070h1775">
          <text:p/>
        </draw:connector>
        <draw:connector draw:style-name="gr10" draw:text-style-name="P2" draw:layer="layout" draw:line-skew="-4.826cm" svg:x1="6.08cm" svg:y1="7.632cm" svg:x2="28.432cm" svg:y2="13.864cm" draw:start-shape="id3" draw:start-glue-point="1" draw:end-shape="id12" draw:end-glue-point="3" svg:d="M6080 7632h6350v6232h16002">
          <text:p/>
        </draw:connector>
        <draw:connector draw:style-name="gr10" draw:text-style-name="P2" draw:layer="layout" draw:line-skew="0cm -0.254cm" svg:x1="10.494cm" svg:y1="19.499cm" svg:x2="28.432cm" svg:y2="19.882cm" draw:start-shape="id13" draw:start-glue-point="8" draw:end-shape="id14" draw:end-glue-point="3" svg:d="M10494 19499v501h9175v-118h8763">
          <text:p/>
        </draw:connector>
        <draw:connector draw:style-name="gr10" draw:text-style-name="P2" draw:layer="layout" svg:x1="10.525cm" svg:y1="25.896cm" svg:x2="28.432cm" svg:y2="26.582cm" draw:start-shape="id15" draw:start-glue-point="9" draw:end-shape="id16" draw:end-glue-point="3" svg:d="M10525 25896h8953v686h8954">
          <text:p/>
        </draw:connector>
        <draw:connector draw:style-name="gr10" draw:text-style-name="P2" draw:layer="layout" draw:line-skew="0.381cm" svg:x1="17.002cm" svg:y1="29.112cm" svg:x2="28.432cm" svg:y2="28.682cm" draw:start-shape="id17" draw:start-glue-point="9" draw:end-shape="id18" svg:d="M17002 29112h6096v-430h5334">
          <text:p/>
        </draw:connector>
        <draw:connector draw:style-name="gr10" draw:text-style-name="P2" draw:layer="layout" svg:x1="16.256cm" svg:y1="30.21cm" svg:x2="28.432cm" svg:y2="30.982cm" draw:start-shape="id17" draw:start-glue-point="8" draw:end-shape="id19" draw:end-glue-point="3" svg:d="M16256 30210v772h12176">
          <text:p/>
        </draw:connector>
        <draw:connector draw:style-name="gr10" draw:text-style-name="P2" draw:layer="layout" draw:line-skew="-1.397cm" svg:x1="11.668cm" svg:y1="33.478cm" svg:x2="28.432cm" svg:y2="22.282cm" draw:start-shape="id20" draw:start-glue-point="9" draw:end-shape="id10" draw:end-glue-point="3" svg:d="M11668 33478h6985v-11196h9779">
          <text:p/>
        </draw:connector>
        <draw:connector draw:style-name="gr10" draw:text-style-name="P2" draw:layer="layout" svg:x1="16.748cm" svg:y1="31.573cm" svg:x2="28.432cm" svg:y2="26.582cm" draw:start-shape="id21" draw:start-glue-point="9" draw:end-shape="id16" draw:end-glue-point="3" svg:d="M16748 31573h5842v-4991h5842">
          <text:p/>
        </draw:connector>
        <draw:connector draw:style-name="gr10" draw:text-style-name="P2" draw:layer="layout" draw:line-skew="3.429cm" svg:x1="11.922cm" svg:y1="35.387cm" svg:x2="28.432cm" svg:y2="28.682cm" draw:start-shape="id22" draw:start-glue-point="9" draw:end-shape="id18" draw:end-glue-point="3" svg:d="M11922 35387h11684v-6705h4826">
          <text:p/>
        </draw:connector>
        <draw:connector draw:style-name="gr10" draw:text-style-name="P2" xml:id="id24" draw:id="id24" draw:layer="layout" draw:line-skew="7.881cm" svg:x1="7.584cm" svg:y1="38.026cm" svg:x2="28.432cm" svg:y2="30.982cm" draw:end-shape="id19" svg:d="M7584 38026h18054v-7044h2794">
          <text:p/>
        </draw:connector>
        <draw:connector draw:style-name="gr13" draw:text-style-name="P2" draw:layer="layout" svg:x1="3.794cm" svg:y1="34.322cm" svg:x2="7.584cm" svg:y2="38.026cm" draw:start-shape="id23" draw:start-glue-point="2" draw:end-shape="id24" draw:end-glue-point="2" svg:d="M3794 34322v3704h3790">
          <text:p/>
        </draw:connector>
        <draw:custom-shape draw:style-name="gr6" draw:text-style-name="P4" xml:id="id25" draw:id="id25" draw:layer="layout" svg:width="3.683cm" svg:height="1.524cm" svg:x="28.432cm" svg:y="33.032cm">
          <text:p text:style-name="P4">Ground</text:p>
          <text:p text:style-name="P4">V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4.15cm 9.906cm" svg:x1="3.794cm" svg:y1="34.322cm" svg:x2="28.432cm" svg:y2="33.794cm" draw:start-shape="id23" draw:start-glue-point="2" draw:end-shape="id25" draw:end-glue-point="3" svg:d="M3794 34322v4651h23241v-5179h1397">
          <text:p/>
        </draw:connector>
        <draw:custom-shape draw:style-name="gr6" draw:text-style-name="P4" xml:id="id26" draw:id="id26" draw:layer="layout" svg:width="4.953cm" svg:height="2.667cm" svg:x="5.953cm" svg:y="20.84cm">
          <text:p text:style-name="P4">Heading + TAS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0" draw:text-style-name="P2" draw:layer="layout" svg:x1="10.906cm" svg:y1="21.86cm" svg:x2="28.432cm" svg:y2="19.882cm" draw:start-shape="id26" draw:start-glue-point="9" draw:end-shape="id14" draw:end-glue-point="3" svg:d="M10906 21860h8763v-1978h8763">
          <text:p/>
        </draw:connector>
        <draw:connector draw:style-name="gr10" draw:text-style-name="P2" draw:layer="layout" svg:x1="1.762cm" svg:y1="33.433cm" svg:x2="5.953cm" svg:y2="21.86cm" draw:start-shape="id23" draw:start-glue-point="3" draw:end-shape="id26" draw:end-glue-point="5" svg:d="M1762 33433h-501v-11573h4692">
          <text:p/>
        </draw:connector>
        <draw:custom-shape draw:style-name="gr6" draw:text-style-name="P4" xml:id="id28" draw:id="id28" draw:layer="layout" svg:width="4.826cm" svg:height="1.905cm" svg:x="35.544cm" svg:y="6.489cm">
          <text:p text:style-name="P4">Expected</text:p>
          <text:p text:style-name="P4">Pitch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29" draw:id="id29" draw:layer="layout" svg:width="4.826cm" svg:height="1.905cm" svg:x="35.545cm" svg:y="8.689cm">
          <text:p text:style-name="P4">Expected</text:p>
          <text:p text:style-name="P4">Roll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0" draw:id="id30" draw:layer="layout" svg:width="4.826cm" svg:height="1.905cm" svg:x="35.546cm" svg:y="10.889cm">
          <text:p text:style-name="P4">Expected</text:p>
          <text:p text:style-name="P4">Yaw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27" draw:id="id27" draw:layer="layout" svg:width="4.826cm" svg:height="1.905cm" svg:x="27.924cm" svg:y="3.032cm">
          <text:p text:style-name="P4">Flight</text:p>
          <text:p text:style-name="P4">Mod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2" draw:layer="layout" svg:x1="30.337cm" svg:y1="4.937cm" svg:x2="30.273cm" svg:y2="6.802cm" draw:start-shape="id27" draw:start-glue-point="5" draw:end-shape="id2" draw:end-glue-point="0" svg:d="M30337 4937v933h-64v932">
          <text:p/>
        </draw:connector>
        <draw:custom-shape draw:style-name="gr6" draw:text-style-name="P4" xml:id="id31" draw:id="id31" draw:layer="layout" svg:width="4.826cm" svg:height="1.905cm" svg:x="35.547cm" svg:y="13.089cm">
          <text:p text:style-name="P4">Expected</text:p>
          <text:p text:style-name="P4">Roll Rat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2" draw:id="id32" draw:layer="layout" svg:width="4.826cm" svg:height="1.905cm" svg:x="35.548cm" svg:y="17.489cm">
          <text:p text:style-name="P4">Expected</text:p>
          <text:p text:style-name="P4">Heading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3" draw:id="id33" draw:layer="layout" svg:width="4.826cm" svg:height="1.905cm" svg:x="35.549cm" svg:y="19.789cm">
          <text:p text:style-name="P4">Expected</text:p>
          <text:p text:style-name="P4">Turn Rat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4" draw:id="id34" draw:layer="layout" svg:width="4.826cm" svg:height="1.905cm" svg:x="35.55cm" svg:y="25.189cm">
          <text:p text:style-name="P4">Expected</text:p>
          <text:p text:style-name="P4">Airspeed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5" draw:id="id35" draw:layer="layout" svg:width="4.826cm" svg:height="1.905cm" svg:x="35.551cm" svg:y="27.389cm">
          <text:p text:style-name="P4">Expected</text:p>
          <text:p text:style-name="P4">Climb Rat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6" draw:id="id36" draw:layer="layout" svg:width="4.826cm" svg:height="1.905cm" svg:x="35.552cm" svg:y="29.789cm">
          <text:p text:style-name="P4">Expected</text:p>
          <text:p text:style-name="P4">Altitud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4" xml:id="id37" draw:id="id37" draw:layer="layout" svg:width="4.826cm" svg:height="1.905cm" svg:x="35.553cm" svg:y="32.689cm">
          <text:p text:style-name="P4">Expected</text:p>
          <text:p text:style-name="P4">Ground Vector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2" draw:layer="layout" svg:x1="35.904cm" svg:y1="7.442cm" svg:x2="32.115cm" svg:y2="7.564cm" draw:start-shape="id28" draw:start-glue-point="6" draw:end-shape="id2" draw:end-glue-point="1" svg:d="M35904 7442h-2074v122h-1715">
          <text:p/>
        </draw:connector>
        <draw:connector draw:style-name="gr10" draw:text-style-name="P2" draw:layer="layout" svg:x1="35.905cm" svg:y1="9.642cm" svg:x2="32.115cm" svg:y2="9.664cm" draw:start-shape="id29" draw:start-glue-point="6" draw:end-shape="id4" draw:end-glue-point="1" svg:d="M35905 9642h-2075v22h-1715">
          <text:p/>
        </draw:connector>
        <draw:connector draw:style-name="gr10" draw:text-style-name="P2" draw:layer="layout" svg:x1="35.906cm" svg:y1="11.842cm" svg:x2="32.115cm" svg:y2="11.664cm" draw:start-shape="id30" draw:start-glue-point="6" draw:end-shape="id7" draw:end-glue-point="1" svg:d="M35906 11842h-2075v-178h-1716">
          <text:p/>
        </draw:connector>
        <draw:connector draw:style-name="gr10" draw:text-style-name="P2" draw:layer="layout" svg:x1="35.907cm" svg:y1="14.042cm" svg:x2="32.115cm" svg:y2="13.864cm" draw:start-shape="id31" draw:start-glue-point="6" draw:end-shape="id12" draw:end-glue-point="1" svg:d="M35907 14042h-2076v-178h-1716">
          <text:p/>
        </draw:connector>
        <draw:connector draw:style-name="gr10" draw:text-style-name="P2" draw:layer="layout" svg:x1="35.908cm" svg:y1="18.442cm" svg:x2="32.115cm" svg:y2="19.882cm" draw:start-shape="id32" draw:start-glue-point="6" draw:end-shape="id14" draw:end-glue-point="1" svg:d="M35908 18442h-2076v1440h-1717">
          <text:p/>
        </draw:connector>
        <draw:connector draw:style-name="gr10" draw:text-style-name="P2" draw:layer="layout" svg:x1="35.909cm" svg:y1="20.742cm" svg:x2="32.115cm" svg:y2="22.282cm" draw:start-shape="id33" draw:start-glue-point="6" draw:end-shape="id10" draw:end-glue-point="1" svg:d="M35909 20742h-2077v1540h-1717">
          <text:p/>
        </draw:connector>
        <draw:connector draw:style-name="gr10" draw:text-style-name="P2" draw:layer="layout" svg:x1="35.91cm" svg:y1="26.142cm" svg:x2="32.115cm" svg:y2="26.582cm" draw:start-shape="id34" draw:start-glue-point="6" draw:end-shape="id16" draw:end-glue-point="1" svg:d="M35910 26142h-2077v440h-1718">
          <text:p/>
        </draw:connector>
        <draw:connector draw:style-name="gr10" draw:text-style-name="P2" draw:layer="layout" svg:x1="35.911cm" svg:y1="28.342cm" svg:x2="32.115cm" svg:y2="28.682cm" draw:start-shape="id35" draw:start-glue-point="6" draw:end-shape="id18" draw:end-glue-point="1" svg:d="M35911 28342h-2078v340h-1718">
          <text:p/>
        </draw:connector>
        <draw:connector draw:style-name="gr10" draw:text-style-name="P2" draw:layer="layout" svg:x1="35.912cm" svg:y1="30.742cm" svg:x2="32.115cm" svg:y2="30.982cm" draw:start-shape="id36" draw:start-glue-point="6" draw:end-shape="id19" draw:end-glue-point="1" svg:d="M35912 30742h-2078v240h-1719">
          <text:p/>
        </draw:connector>
        <draw:connector draw:style-name="gr10" draw:text-style-name="P2" draw:layer="layout" svg:x1="35.913cm" svg:y1="33.642cm" svg:x2="32.115cm" svg:y2="33.794cm" draw:start-shape="id37" draw:start-glue-point="6" draw:end-shape="id25" draw:end-glue-point="1" svg:d="M35913 33642h-2079v152h-1719">
          <text:p/>
        </draw:connector>
        <draw:custom-shape draw:style-name="gr6" draw:text-style-name="P4" xml:id="id38" draw:id="id38" draw:layer="layout" svg:width="4.953cm" svg:height="2.667cm" svg:x="20.812cm" svg:y="22.717cm">
          <text:p text:style-name="P4">Wind</text:p>
          <text:p text:style-name="P4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4" draw:text-style-name="P2" draw:layer="layout" draw:line-skew="0cm 0.487cm" svg:x1="20.812cm" svg:y1="23.737cm" svg:x2="9.936cm" svg:y2="23.507cm" draw:start-shape="id38" draw:start-glue-point="5" draw:end-shape="id26" draw:end-glue-point="8" svg:d="M20812 23737h-4953v758h-5923v-988">
          <text:p/>
        </draw:connector>
        <draw:connector draw:style-name="gr14" draw:text-style-name="P2" draw:layer="layout" draw:line-skew="-0.614cm" svg:x1="30.273cm" svg:y1="20.644cm" svg:x2="23.289cm" svg:y2="22.717cm" draw:start-shape="id14" draw:start-glue-point="2" draw:end-shape="id38" draw:end-glue-point="4" svg:d="M30273 20644v422h-6984v1651">
          <text:p/>
        </draw:connector>
        <draw:connector draw:style-name="gr14" draw:text-style-name="P2" draw:layer="layout" svg:x1="30.273cm" svg:y1="25.82cm" svg:x2="25.765cm" svg:y2="23.737cm" draw:start-shape="id16" draw:start-glue-point="0" draw:end-shape="id38" draw:end-glue-point="9" svg:d="M30273 25820v-2083h-4508">
          <text:p/>
        </draw:connector>
        <draw:connector draw:style-name="gr14" draw:text-style-name="P2" draw:layer="layout" draw:line-skew="3.161cm" svg:x1="30.273cm" svg:y1="33.032cm" svg:x2="24.795cm" svg:y2="25.384cm" draw:start-shape="id25" draw:start-glue-point="0" draw:end-shape="id38" draw:end-glue-point="8" svg:d="M30273 33032v-663h-5478v-6985">
          <text:p/>
        </draw:connector>
        <draw:custom-shape draw:style-name="gr6" draw:text-style-name="P4" xml:id="id39" draw:id="id39" draw:layer="layout" svg:width="4.826cm" svg:height="1.905cm" svg:x="35.29cm" svg:y="22.798cm">
          <text:p text:style-name="P4">Reported</text:p>
          <text:p text:style-name="P4">Winds Aloft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4" draw:text-style-name="P2" draw:layer="layout" svg:x1="35.65cm" svg:y1="23.751cm" svg:x2="25.765cm" svg:y2="23.737cm" draw:start-shape="id39" draw:start-glue-point="6" draw:end-shape="id38" draw:end-glue-point="9" svg:d="M35650 23751h-5122v-14h-4763">
          <text:p/>
        </draw:connector>
        <draw:connector draw:style-name="gr14" draw:text-style-name="P2" draw:layer="layout" draw:line-skew="-0.698cm" svg:x1="10.906cm" svg:y1="21.86cm" svg:x2="12.557cm" svg:y2="31.573cm" draw:start-shape="id26" draw:start-glue-point="9" draw:end-shape="id21" draw:end-glue-point="5" svg:d="M10906 21860h127v9713h1524">
          <text:p/>
        </draw:connector>
        <draw:custom-shape draw:style-name="gr6" draw:text-style-name="P4" xml:id="id41" draw:id="id41" draw:layer="layout" svg:width="3.302cm" svg:height="2.54cm" svg:x="7.35cm" svg:y="28.94cm">
          <text:p text:style-name="P4">Pressure</text:p>
          <text:p text:style-name="P4">Factors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4" draw:text-style-name="P2" draw:layer="layout" svg:x1="5.953cm" svg:y1="31.201cm" svg:x2="7.35cm" svg:y2="29.911cm" draw:start-shape="id40" draw:start-glue-point="1" draw:end-shape="id41" draw:end-glue-point="5" svg:d="M5953 31201h699v-1290h698">
          <text:p/>
        </draw:connector>
        <draw:connector draw:style-name="gr14" draw:text-style-name="P2" draw:layer="layout" svg:x1="10.652cm" svg:y1="29.911cm" svg:x2="12.557cm" svg:y2="31.573cm" draw:start-shape="id41" draw:start-glue-point="9" draw:end-shape="id21" draw:end-glue-point="5" svg:d="M10652 29911h953v1662h952">
          <text:p/>
        </draw:connector>
        <draw:connector draw:style-name="gr14" draw:text-style-name="P2" draw:layer="layout" draw:line-skew="0.762cm" svg:x1="9.001cm" svg:y1="28.94cm" svg:x2="21.782cm" svg:y2="25.384cm" draw:start-shape="id41" draw:start-glue-point="4" draw:end-shape="id38" draw:end-glue-point="6" svg:d="M9001 28940v-1016h12781v-2540">
          <text:p/>
        </draw:connector>
        <draw:connector draw:style-name="gr14" draw:text-style-name="P2" draw:layer="layout" svg:x1="10.652cm" svg:y1="29.911cm" svg:x2="13.192cm" svg:y2="29.112cm" draw:start-shape="id41" draw:start-glue-point="9" draw:end-shape="id17" draw:end-glue-point="5" svg:d="M10652 29911h1271v-799h1269">
          <text:p/>
        </draw:connector>
        <draw:frame draw:style-name="gr1" draw:layer="layout" svg:width="21.449cm" svg:height="1.675cm" svg:x="3.427cm" svg:y="3.77cm">
          <draw:text-box>
            <text:p>Each module runs as a microserver and communicates with other modules</text:p>
            <text:p>Through PubSub.py and InternalPublisher.py</text:p>
          </draw:text-box>
        </draw:frame>
        <draw:frame draw:style-name="gr15" draw:layer="layout" svg:width="15.113cm" svg:height="31.369cm" svg:x="42.275cm" svg:y="3.286cm">
          <draw:text-box>
            <text:p>Sensor processing can run in Docker containers:</text:p>
            <text:p/>
            <text:p>1. pubsub container runs PubSub.py Uses image “sensors”</text:p>
            <text:p>2. sensor_processing container runs the microservers shown in polygons. (The modules shown in ovals are raw sensor feeds). Uses image “sensors”</text:p>
            <text:p>3. Event database container runs the EventDB microserver and records sensor and control inputs to a black box postgresql database. Uses image “psycopg2”</text:p>
            <text:p/>
            <text:p>Sensors/Dockerfile builds the “sensors” image</text:p>
            <text:p>Psycopg2/Dockerfile builds the “psycopg2” image</text:p>
            <text:p/>
            <text:p>build_images.sh invokes docker to build the images</text:p>
            <text:p>start_images.sh invokes docker to start the images</text:p>
            <text:p/>
          </draw:text-box>
        </draw:frame>
        <draw:frame draw:style-name="gr1" draw:text-style-name="P6" draw:layer="layout" svg:width="15.501cm" svg:height="1.377cm" svg:x="7.604cm" svg:y="1.889cm">
          <draw:text-box>
            <text:p><text:span text:style-name="T5">Sensor Processing Architecture</text:span></text:p>
          </draw:text-box>
        </draw:frame>
      </draw:page>
      <draw:page draw:name="page3" draw:style-name="dp1" draw:master-page-name="Default">
        <draw:frame draw:style-name="gr1" draw:text-style-name="P6" draw:layer="layout" svg:width="10.886cm" svg:height="1.377cm" svg:x="22.59cm" svg:y="2.27cm">
          <draw:text-box>
            <text:p text:style-name="P6">Autopilot Architecture</text:p>
          </draw:text-box>
        </draw:frame>
        <draw:ellipse draw:style-name="gr3" draw:text-style-name="P7" xml:id="id42" draw:id="id42" draw:layer="layout" svg:width="8.255cm" svg:height="4.191cm" svg:x="2.651cm" svg:y="15.859cm">
          <text:p text:style-name="P7">Airplane.py</text:p>
        </draw:ellipse>
        <draw:rect draw:style-name="gr13" draw:text-style-name="P7" xml:id="id43" draw:id="id43" draw:layer="layout" svg:width="14.732cm" svg:height="31.75cm" svg:x="15.605cm" svg:y="4.937cm">
          <text:p/>
        </draw:rect>
        <draw:rect draw:style-name="gr3" draw:text-style-name="P9" draw:layer="layout" svg:width="12.7cm" svg:height="10.922cm" svg:x="16.494cm" svg:y="5.699cm">
          <text:p text:style-name="P7"><text:span text:style-name="T6">Flight Director Modules</text:span></text:p>
          <text:p text:style-name="P8"><text:span text:style-name="T7">Determine the instantaneous </text:span></text:p>
          <text:p text:style-name="P8"><text:span text:style-name="T7">desired attitude and</text:span></text:p>
          <text:p text:style-name="P8"><text:span text:style-name="T7">throttle levels to fulfill high level</text:span></text:p>
          <text:p text:style-name="P8"><text:span text:style-name="T7">Commands from flight plans and</text:span></text:p>
          <text:p text:style-name="P8"><text:span text:style-name="T7">Directives, such as:</text:span></text:p>
          <text:p text:style-name="P8"><text:span text:style-name="T7"/></text:p>
          <text:list text:style-name="L1">
            <text:list-item>
              <text:p text:style-name="P8"><text:span text:style-name="T7">Takeoff</text:span></text:p>
            </text:list-item>
            <text:list-item>
              <text:p text:style-name="P8"><text:span text:style-name="T7">FlyTo (a position)</text:span></text:p>
            </text:list-item>
            <text:list-item>
              <text:p text:style-name="P8"><text:span text:style-name="T7">FlyCourse (from one point to another)</text:span></text:p>
            </text:list-item>
            <text:list-item>
              <text:p text:style-name="P8"><text:span text:style-name="T7">StraightAndLevel</text:span></text:p>
            </text:list-item>
            <text:list-item>
              <text:p text:style-name="P8"><text:span text:style-name="T7">Hold</text:span></text:p>
            </text:list-item>
            <text:list-item>
              <text:p text:style-name="P8"><text:span text:style-name="T7">Land</text:span></text:p>
            </text:list-item>
          </text:list>
        </draw:rect>
        <draw:rect draw:style-name="gr3" draw:text-style-name="P10" draw:layer="layout" svg:width="9.144cm" svg:height="8.763cm" svg:x="16.494cm" svg:y="17.637cm">
          <text:p><text:span text:style-name="T7">FlightControl.py</text:span></text:p>
          <text:p>TakeoffControl.py</text:p>
          <text:p>LandingControl.py</text:p>
          <text:p>GroundControl.py</text:p>
          <text:p/>
          <text:p>TakeoffControlVTOL.py</text:p>
          <text:p>LandingControlVTOL.py</text:p>
          <text:p>AttitudeVTOLEstimation.py</text:p>
        </draw:rect>
        <draw:connector draw:style-name="gr10" draw:text-style-name="P7" draw:layer="layout" svg:x1="10.906cm" svg:y1="17.954cm" svg:x2="15.605cm" svg:y2="20.812cm" draw:start-shape="id42" draw:start-glue-point="1" draw:end-shape="id43" svg:d="M10906 17954h2350v2858h2349">
          <text:p/>
        </draw:connector>
        <draw:frame draw:style-name="gr1" draw:text-style-name="P11" draw:layer="layout" svg:width="3.283cm" svg:height="0.963cm" svg:x="11.414cm" svg:y="16.674cm">
          <draw:text-box>
            <text:p text:style-name="P11">Directives</text:p>
          </draw:text-box>
        </draw:frame>
        <draw:rect draw:style-name="gr3" draw:text-style-name="P12" xml:id="id44" draw:id="id44" draw:layer="layout" svg:width="8.636cm" svg:height="4.699cm" svg:x="33.004cm" svg:y="14.97cm">
          <text:p text:style-name="P12">AttitudeControl.py</text:p>
          <text:p text:style-name="P12">AttitudeControlVTOL.py</text:p>
        </draw:rect>
        <draw:connector draw:style-name="gr10" draw:text-style-name="P12" draw:layer="layout" svg:x1="30.337cm" svg:y1="20.812cm" svg:x2="37.322cm" svg:y2="19.669cm" draw:start-shape="id43" draw:start-glue-point="1" draw:end-shape="id44" draw:end-glue-point="2" svg:d="M30337 20812h6985v-1143">
          <text:p/>
        </draw:connector>
        <draw:frame draw:style-name="gr1" draw:text-style-name="P11" draw:layer="layout" svg:width="5.294cm" svg:height="1.675cm" svg:x="31.48cm" svg:y="21.447cm">
          <draw:text-box>
            <text:p text:style-name="P11">Desired Attitude</text:p>
            <text:p text:style-name="P11">(Pitch, Roll, Yaw)</text:p>
          </draw:text-box>
        </draw:frame>
        <draw:rect draw:style-name="gr3" draw:text-style-name="P12" xml:id="id45" draw:id="id45" draw:layer="layout" svg:width="8.636cm" svg:height="4.191cm" svg:x="42.783cm" svg:y="14.97cm">
          <text:p text:style-name="P12">Control Abstractions:</text:p>
          <text:p text:style-name="P12">SurfaceControl.py</text:p>
          <text:p text:style-name="P12">ThrottleControl.py</text:p>
        </draw:rect>
        <draw:line draw:style-name="gr10" draw:text-style-name="P12" draw:layer="layout" svg:x1="30.464cm" svg:y1="8.874cm" svg:x2="46.466cm" svg:y2="14.97cm">
          <text:p/>
        </draw:line>
        <draw:frame draw:style-name="gr1" draw:text-style-name="P11" draw:layer="layout" svg:width="7.009cm" svg:height="0.963cm" svg:x="35.925cm" svg:y="9.509cm">
          <draw:text-box>
            <text:p text:style-name="P11">Desired Throttle Levels</text:p>
          </draw:text-box>
        </draw:frame>
        <draw:rect draw:style-name="gr3" draw:text-style-name="P12" xml:id="id46" draw:id="id46" draw:layer="layout" svg:width="13.716cm" svg:height="6.604cm" svg:x="41.513cm" svg:y="23.225cm">
          <text:p text:style-name="P12">Specific Control and Sense Modules:</text:p>
          <text:p text:style-name="P12"/>
          <text:p text:style-name="P10">Xplane.py</text:p>
          <text:p text:style-name="P10">SenseControl.py</text:p>
        </draw:rect>
        <draw:connector draw:style-name="gr10" draw:text-style-name="P12" draw:layer="layout" svg:x1="47.101cm" svg:y1="19.161cm" svg:x2="48.371cm" svg:y2="23.225cm" draw:start-shape="id45" draw:start-glue-point="2" draw:end-shape="id46" draw:end-glue-point="0" svg:d="M47101 19161v2032h1270v2032">
          <text:p/>
        </draw:connector>
        <draw:rect draw:style-name="gr3" draw:text-style-name="P12" draw:layer="layout" svg:width="7.747cm" svg:height="3.81cm" svg:x="31.607cm" svg:y="27.035cm">
          <text:p text:style-name="P12">PID.py</text:p>
          <text:p text:style-name="P12">Supports PID</text:p>
          <text:p text:style-name="P12">Computation for all</text:p>
          <text:p text:style-name="P12">Modules which use PIDs.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rett Herschleb</meta:initial-creator>
    <meta:creation-date>2018-09-15T16:04:22.02</meta:creation-date>
    <dc:date>2018-10-01T09:12:05.56</dc:date>
    <dc:creator>Garrett Herschleb</dc:creator>
    <meta:editing-duration>P4DT18H21M53S</meta:editing-duration>
    <meta:editing-cycles>35</meta:editing-cycles>
    <meta:generator>OpenOffice/4.1.0$Win32 OpenOffice.org_project/410m18$Build-9764</meta:generator>
    <meta:document-statistic meta:object-count="140"/>
  </office:meta>
</office:document-meta>
</file>